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Controller.save( RedirectAttributes redirect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shAttributeAssertionTests.attributeCountWithWro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ashAttributeAssertionTests.attribute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shAttributeAssertionTests.attribute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shAttributeAssertionTests.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